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" officeooo:paragraph-rsid="0016208a"/>
    </style:style>
    <style:style style:name="P3" style:family="paragraph" style:parent-style-name="Text_20_body">
      <style:text-properties style:font-name="Liberation Sans" officeooo:rsid="001780bb" officeooo:paragraph-rsid="001c47c7"/>
    </style:style>
    <style:style style:name="P4" style:family="paragraph" style:parent-style-name="Text_20_body">
      <style:text-properties style:font-name="Liberation Sans" officeooo:rsid="001c47c7" officeooo:paragraph-rsid="001c47c7"/>
    </style:style>
    <style:style style:name="P5" style:family="paragraph" style:parent-style-name="Heading_20_1">
      <style:text-properties style:font-name="Liberation Sans" fo:font-size="18.2000007629395pt" fo:font-weight="bold" officeooo:rsid="000d2253" officeooo:paragraph-rsid="000d2253" style:font-name-asian="Microsoft YaHei" style:font-size-asian="18.2000007629395pt" style:font-weight-asian="bold" style:font-name-complex="Mangal" style:font-size-complex="18.2000007629395pt" style:font-weight-complex="bold"/>
    </style:style>
    <style:style style:name="P6" style:family="paragraph" style:parent-style-name="Heading_20_1">
      <style:text-properties style:font-name="Liberation Sans" fo:font-size="18.2000007629395pt" fo:font-weight="bold" officeooo:rsid="001c47c7" officeooo:paragraph-rsid="001c47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eba24"/>
    </style:style>
    <style:style style:name="T7" style:family="text">
      <style:text-properties style:font-name="Liberation Sans" style:font-name-asian="Microsoft YaHei" style:font-name-complex="Mangal"/>
    </style:style>
    <style:style style:name="T8" style:family="text">
      <style:text-properties style:font-name="Liberation Sans" officeooo:rsid="0016208a"/>
    </style:style>
    <style:style style:name="T9" style:family="text">
      <style:text-properties officeooo:rsid="001c47c7"/>
    </style:style>
    <style:style style:name="T10" style:family="text">
      <style:text-properties officeooo:rsid="001cea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Opgave</text:h>
      <text:p text:style-name="Standard"><text:span text:style-name="T5">In</text:span><text:span text:style-name="T6"> te l</text:span><text:span text:style-name="T5">everen uiterlijk 2 dagen v</text:span><text:span text:style-name="T7">óór </text:span><text:span text:style-name="T5">de volgende les</text:span><text:span text:style-name="T8">.</text:span></text:p>
      <text:p text:style-name="P2"/>
      <text:p text:style-name="P2"/>
      <text:h text:style-name="P6" text:outline-level="1">Modificatie regeling suboptimaal -&gt; optimaal</text:h>
      <text:p text:style-name="P3">Vo<text:span text:style-name="T9">orzie de torso-beweging (en eventueel de boven- en onderarm bewegingen) van een optimale regeling zoals besproken in de les.<text:line-break/></text:span></text:p>
      <text:p text:style-name="P4">Achtereenvolgens toevoegen in de broncode:</text:p>
      <text:p text:style-name="P4">- <text:span text:style-name="T10">Kw</text:span>antitatieve requirements</text:p>
      <text:p text:style-name="P4">- Testspecs voor FAT en SAT</text:p>
      <text:p text:style-name="P4">- Design (afleiding van formule, 4 regelgebieden, bijkomende uitleg)</text:p>
      <text:p text:style-name="P4">- Code van de regeling</text:p>
      <text:p text:style-name="P4">- Testresultaten FAT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3-01T09:02:21.856063192</dc:date>
    <meta:editing-duration>PT1H42M6S</meta:editing-duration>
    <meta:editing-cycles>16</meta:editing-cycles>
    <meta:document-statistic meta:table-count="0" meta:image-count="0" meta:object-count="0" meta:page-count="1" meta:paragraph-count="11" meta:word-count="72" meta:character-count="486" meta:non-whitespace-character-count="424"/>
  </office:meta>
</office:document-meta>
</file>